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  <table:table-cell office:value-type="string" calcext:value-type="string">
            <text:p>10’</text:p>
          </table:table-cell>
        </table:table-row>
        <table:table-row table:style-name="ro2">
          <table:table-cell/>
          <table:table-cell office:value-type="string" calcext:value-type="string">
            <text:p>note</text:p>
          </table:table-cell>
          <table:table-cell/>
          <table:table-cell table:style-name="ce1" office:value-type="string" calcext:value-type="string">
            <text:p>panstarrs search radius is 30’ max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2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1S3: Sampedro n1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2S3: Sampedro n2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MASSn3S3: Sampedro n3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3’’</text:p>
          </table:table-cell>
          <table:table-cell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2S3 X K2 X 3’’</text:p>
          </table:table-cell>
          <table:table-cell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3S3 X K2 X 3’’</text:p>
          </table:table-cell>
          <table:table-cell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4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0:52:20.36561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1-10T12:45:20.122976175</dc:date>
    <meta:editing-duration>PT6H55M50S</meta:editing-duration>
    <meta:editing-cycles>7</meta:editing-cycles>
    <meta:generator>LibreOffice/5.1.6.2$Linux_X86_64 LibreOffice_project/10m0$Build-2</meta:generator>
    <meta:document-statistic meta:table-count="2" meta:cell-count="197" meta:object-count="0"/>
  </office:meta>
</office:document-meta>
</file>